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a1549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672e" officeooo:paragraph-rsid="0029138a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size-asian="10.5pt" style:font-weight-asian="bold" style:font-size-complex="10.5pt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afde0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9138a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size="10.5pt" officeooo:paragraph-rsid="002afde0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officeooo:rsid="002a1549" style:font-weight-asian="normal" style:font-weight-complex="normal"/>
    </style:style>
    <style:style style:name="T10" style:family="text">
      <style:text-properties style:font-name="Helvetica Neue1" fo:font-weight="normal" officeooo:rsid="002a1549" style:font-weight-asian="normal" style:font-weight-complex="normal"/>
    </style:style>
    <style:style style:name="T11" style:family="text">
      <style:text-properties style:font-name="Helvetica Neue1" officeooo:rsid="002a1549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2afde0" style:font-weight-asian="normal" style:font-weight-complex="normal"/>
    </style:style>
    <style:style style:name="T18" style:family="text">
      <style:text-properties fo:font-variant="normal" fo:text-transform="none" fo:color="#333333" style:font-name="Helvetica Neue1" fo:font-size="6pt" fo:letter-spacing="normal" fo:font-style="normal" fo:font-weight="normal" officeooo:rsid="002b85d5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333333" style:font-name="Helvetica Neue1" fo:font-size="10.5pt" fo:letter-spacing="normal" fo:font-style="normal" fo:font-weight="normal" officeooo:rsid="002afde0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333333" style:font-name="Helvetica Neue1" fo:font-size="10.5pt" fo:letter-spacing="normal" fo:font-style="normal" fo:font-weight="normal" officeooo:rsid="002b85d5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333333" style:font-name="Helvetica Neue1" fo:letter-spacing="normal" fo:font-style="normal" fo:font-weight="normal" officeooo:rsid="002b85d5" style:font-weight-asian="normal" style:font-weight-complex="normal"/>
    </style:style>
    <style:style style:name="T22" style:family="text">
      <style:text-properties officeooo:rsid="0029138a"/>
    </style:style>
    <style:style style:name="T23" style:family="text">
      <style:text-properties fo:font-weight="normal" officeooo:rsid="002a1549" style:font-weight-asian="normal" style:font-weight-complex="normal"/>
    </style:style>
    <style:style style:name="T24" style:family="text">
      <style:text-properties fo:font-weight="normal" officeooo:rsid="002afde0" style:font-weight-asian="normal" style:font-weight-complex="normal"/>
    </style:style>
    <style:style style:name="T25" style:family="text">
      <style:text-properties fo:font-size="10.5pt" fo:font-weight="normal" officeooo:rsid="002afde0" style:font-size-asian="10.5pt" style:font-weight-asian="normal" style:font-size-complex="10.5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7">2) <text:span text:style-name="T22">Features Implemented:</text:span></text:p>
      <text:p text:style-name="P7"/>
      <text:p text:style-name="P2"><text:span text:style-name="T1"><text:tab/>- </text:span><text:span text:style-name="T3">Khalil van Alphen:</text:span></text:p>
      <text:p text:style-name="P5"><text:span text:style-name="T3"><text:tab/></text:span><text:span text:style-name="T9">Server</text:span><text:span text:style-name="T11"> should be able to quit at any time</text:span></text:p>
      <text:p text:style-name="P11"><text:tab/>GIVEN the Server is running<text:line-break/><text:tab/>WHEN the user chooses to shut down<text:line-break/><text:tab/>THEN the Server shuts down and exits </text:p>
      <text:p text:style-name="P11"/>
      <text:p text:style-name="P11"><text:tab/>Player can communicate with every other player</text:p>
      <text:p text:style-name="P11"><text:tab/>GIVEN a player is connected<text:line-break/><text:tab/>WHEN the player types a chat message<text:line-break/><text:tab/>THEN the Server relays that message to every player connected </text:p>
      <text:p text:style-name="P11"/>
      <text:p text:style-name="P11"><text:tab/></text:p>
      <text:p text:style-name="P4"/>
      <text:p text:style-name="P4"/>
      <text:p text:style-name="P2"><text:tab/><text:span text:style-name="T1">- </text:span><text:span text:style-name="T3">Matthew Pepers:</text:span></text:p>
      <text:p text:style-name="P7"><text:tab/><text:span text:style-name="T23">Client can view list of commands</text:span></text:p>
      <text:p text:style-name="P9"><text:span text:style-name="T10"><text:tab/>GIVEN the Client is running</text:span><text:span text:style-name="T23"><text:line-break/><text:tab/></text:span><text:span text:style-name="T10">WHEN the user types '/help'</text:span><text:span text:style-name="T23"><text:line-break/><text:tab/></text:span><text:span text:style-name="T10">THEN the valid commands are listed for the user</text:span></text:p>
      <text:p text:style-name="P11"/>
      <text:p text:style-name="P12"><text:s/><text:tab/>Server can view list of commands</text:p>
      <text:p text:style-name="P12"><text:tab/>GIVEN the Server is running</text:p>
      <text:p text:style-name="P12"><text:tab/>WHEN the user types '/help'</text:p>
      <text:p text:style-name="P12"><text:tab/>THEN the valid commands are listed for the user</text:p>
      <text:p text:style-name="P12"/>
      <text:p text:style-name="P12"><text:tab/>Server should filter chat to Old English</text:p>
      <text:p text:style-name="P9"><text:span text:style-name="T10"><text:tab/>GIVEN the Client sends a chat message</text:span><text:span text:style-name="T23"><text:line-break/><text:tab/></text:span><text:span text:style-name="T10">WHEN the Server receives the message</text:span><text:span text:style-name="T23"><text:line-break/><text:tab/></text:span><text:span text:style-name="T10">THEN the Server filters certain words</text:span><text:span text:style-name="T23"><text:line-break/><text:tab/></text:span><text:span text:style-name="T10">AND sends the filtered chat message to the players</text:span></text:p>
      <text:p text:style-name="P11"/>
      <text:p text:style-name="P11"><text:tab/>Player can look at their cards</text:p>
      <text:p text:style-name="P11"><text:tab/>GIVEN a player is in the game<text:line-break/><text:tab/>WHEN the player chooses to look at their hand<text:line-break/><text:tab/>THEN the player sees the cards in their hand </text:p>
      <text:p text:style-name="P11"/>
      <text:p text:style-name="P11"><text:tab/>Client should be able to quit at any time</text:p>
      <text:p text:style-name="P11"><text:tab/>GIVEN the Client is running<text:line-break/><text:tab/>WHEN the user chooses to shut down<text:line-break/><text:tab/>THEN the Client shuts down and exits </text:p>
      <text:p text:style-name="P9"><text:span text:style-name="T10"><text:tab/></text:span><text:span text:style-name="T23"> </text:span></text:p>
      <text:p text:style-name="P12"><text:soft-page-break/><text:tab/>Server should be able to change which port Clients will connect to</text:p>
      <text:p text:style-name="P9"><text:span text:style-name="T10"><text:tab/>GIVEN the Server is running</text:span><text:span text:style-name="T23"><text:line-break/><text:tab/></text:span><text:span text:style-name="T10">WHEN the user chooses to change the port</text:span><text:span text:style-name="T23"><text:line-break/><text:tab/></text:span><text:span text:style-name="T10">THEN the port, that the Server listens on, is changed</text:span><text:span text:style-name="T23"> </text:span></text:p>
      <text:p text:style-name="P6"/>
      <text:p text:style-name="P8"><text:tab/><text:span text:style-name="T24">Client should be able to change Inet Address it will attempt to connect to</text:span></text:p>
      <text:p text:style-name="P14"><text:span text:style-name="T17"><text:tab/></text:span><text:span text:style-name="T19">GIVEN the Client is running</text:span><text:span text:style-name="T25"><text:line-break/><text:tab/></text:span><text:span text:style-name="T19">WHEN the user chooses to change the Inet Address</text:span><text:span text:style-name="T25"><text:line-break/><text:tab/></text:span><text:span text:style-name="T19">THEN the Client will attempt to connect to that new address</text:span></text:p>
      <text:p text:style-name="P14"><text:span text:style-name="T19"/></text:p>
      <text:p text:style-name="P14"><text:span text:style-name="T19"><text:tab/></text:span><text:span text:style-name="T20">Player should be able to see everyone in the game</text:span></text:p>
      <text:p text:style-name="P16"><text:span text:style-name="T21"><text:tab/>GIVEN a player is in a game<text:line-break/><text:tab/>WHEN the player wants to view who they are playing against<text:line-break/><text:tab/>THEN the player can see who else is currently in the game<text:line-break/><text:tab/>AND if they are taking part in the current tournament </text:span></text:p>
      <text:p text:style-name="P15"><text:span text:style-name="T13"><text:tab/></text:span></text:p>
      <text:p text:style-name="P8"/>
      <text:p text:style-name="P8"/>
      <text:p text:style-name="P8"><text:span text:style-name="T22">3</text:span>) <text:span text:style-name="T22">Hours spent (excluding hours in common):</text:span></text:p>
      <text:p text:style-name="P3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3"><text:span text:style-name="T6"><text:tab/></text:span><text:span text:style-name="T3">- Matthew Pepers:</text:span><text:span text:style-name="T6"> <text:s text:c="2"/></text:span><text:span text:style-name="T7">8hrs.</text:span></text:p>
      <text:p text:style-name="P13"/>
      <text:p text:style-name="P13"/>
      <text:p text:style-name="P10"><text:span text:style-name="T14">4</text:span><text:span text:style-name="T13">) </text:span><text:span text:style-name="T12">:</text:span><text:span text:style-name="T15"> <text:s text:c="2"/></text:span><text:span text:style-name="T16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31S</meta:editing-duration>
    <meta:editing-cycles>17</meta:editing-cycles>
    <meta:generator>LibreOffice/5.1.0.3$Windows_x86 LibreOffice_project/5e3e00a007d9b3b6efb6797a8b8e57b51ab1f737</meta:generator>
    <dc:date>2016-02-28T16:08:32.205000000</dc:date>
    <meta:document-statistic meta:table-count="0" meta:image-count="0" meta:object-count="0" meta:page-count="2" meta:paragraph-count="33" meta:word-count="366" meta:character-count="2001" meta:non-whitespace-character-count="1600"/>
    <meta:user-defined meta:name="Info 1"/>
    <meta:user-defined meta:name="Info 2"/>
    <meta:user-defined meta:name="Info 3"/>
    <meta:user-defined meta:name="Info 4"/>
  </office:meta>
</office:document-meta>
</file>